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965in"/>
    </style:style>
    <style:style style:name="co2" style:family="table-column">
      <style:table-column-properties fo:break-before="auto" style:column-width="0.8181in"/>
    </style:style>
    <style:style style:name="co3" style:family="table-column">
      <style:table-column-properties fo:break-before="auto" style:column-width="1.9543in"/>
    </style:style>
    <style:style style:name="co4" style:family="table-column">
      <style:table-column-properties fo:break-before="auto" style:column-width="0.3457in"/>
    </style:style>
    <style:style style:name="co5" style:family="table-column">
      <style:table-column-properties fo:break-before="auto" style:column-width="0.646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.8386in" svg:height="5.3228in" svg:x="6.674in" svg:y="0.2091in">
            <draw:object draw:notify-on-update-of-ranges="Sheet1.B1:Sheet1.B1 Sheet1.B2:Sheet1.B156 Sheet1.A2:Sheet1.A156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Period Time</text:p>
          </table:table-cell>
          <table:table-cell office:value-type="string" calcext:value-type="string">
            <text:p><text:s text:c="2"/>Cache Hit</text:p>
          </table:table-cell>
          <table:table-cell office:value-type="string" calcext:value-type="string">
            <text:p><text:s text:c="2"/>CPU Cycle 4521749143110 </text:p>
          </table:table-cell>
          <table:table-cell office:value-type="float" office:value="120" calcext:value-type="float">
            <text:p>120</text:p>
          </table:table-cell>
          <table:table-cell office:value-type="float" office:value="1040178" calcext:value-type="float">
            <text:p>1040178</text:p>
          </table:table-cell>
        </table:table-row>
        <table:table-row table:style-name="ro1">
          <table:table-cell office:value-type="float" office:value="4523255463128" calcext:value-type="float">
            <text:p>4523255463128</text:p>
          </table:table-cell>
          <table:table-cell office:value-type="float" office:value="110" calcext:value-type="float">
            <text:p>110</text:p>
          </table:table-cell>
          <table:table-cell office:value-type="float" office:value="1148552" calcext:value-type="float">
            <text:p>1148552</text:p>
          </table:table-cell>
          <table:table-cell table:number-columns-repeated="2"/>
        </table:table-row>
        <table:table-row table:style-name="ro1">
          <table:table-cell office:value-type="float" office:value="4523255472670" calcext:value-type="float">
            <text:p>4523255472670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25917472713" calcext:value-type="float">
            <text:p>4525917472713</text:p>
          </table:table-cell>
          <table:table-cell office:value-type="float" office:value="117" calcext:value-type="float">
            <text:p>117</text:p>
          </table:table-cell>
          <table:table-cell office:value-type="float" office:value="2044624" calcext:value-type="float">
            <text:p>2044624</text:p>
          </table:table-cell>
          <table:table-cell table:number-columns-repeated="2"/>
        </table:table-row>
        <table:table-row table:style-name="ro1">
          <table:table-cell office:value-type="float" office:value="4525917483597" calcext:value-type="float">
            <text:p>4525917483597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526242553048" calcext:value-type="float">
            <text:p>4526242553048</text:p>
          </table:table-cell>
          <table:table-cell office:value-type="float" office:value="108" calcext:value-type="float">
            <text:p>108</text:p>
          </table:table-cell>
          <table:table-cell office:value-type="float" office:value="233604" calcext:value-type="float">
            <text:p>233604</text:p>
          </table:table-cell>
          <table:table-cell table:number-columns-repeated="2"/>
        </table:table-row>
        <table:table-row table:style-name="ro1">
          <table:table-cell office:value-type="float" office:value="4526242623424" calcext:value-type="float">
            <text:p>4526242623424</text:p>
          </table:table-cell>
          <table:table-cell office:value-type="float" office:value="138" calcext:value-type="float">
            <text:p>138</text:p>
          </table:table-cell>
          <table:table-cell office:value-type="float" office:value="48" calcext:value-type="float">
            <text:p>48</text:p>
          </table:table-cell>
          <table:table-cell table:number-columns-repeated="2"/>
        </table:table-row>
        <table:table-row table:style-name="ro1">
          <table:table-cell office:value-type="float" office:value="4526242676876" calcext:value-type="float">
            <text:p>4526242676876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float" office:value="4526242683670" calcext:value-type="float">
            <text:p>4526242683670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526281411995" calcext:value-type="float">
            <text:p>4526281411995</text:p>
          </table:table-cell>
          <table:table-cell office:value-type="float" office:value="123" calcext:value-type="float">
            <text:p>123</text:p>
          </table:table-cell>
          <table:table-cell office:value-type="float" office:value="23852" calcext:value-type="float">
            <text:p>23852</text:p>
          </table:table-cell>
          <table:table-cell table:number-columns-repeated="2"/>
        </table:table-row>
        <table:table-row table:style-name="ro1">
          <table:table-cell office:value-type="float" office:value="4526314540149" calcext:value-type="float">
            <text:p>4526314540149</text:p>
          </table:table-cell>
          <table:table-cell office:value-type="float" office:value="117" calcext:value-type="float">
            <text:p>117</text:p>
          </table:table-cell>
          <table:table-cell office:value-type="float" office:value="22570" calcext:value-type="float">
            <text:p>22570</text:p>
          </table:table-cell>
          <table:table-cell table:number-columns-repeated="2"/>
        </table:table-row>
        <table:table-row table:style-name="ro1">
          <table:table-cell office:value-type="float" office:value="4526314569063" calcext:value-type="float">
            <text:p>4526314569063</text:p>
          </table:table-cell>
          <table:table-cell office:value-type="float" office:value="120" calcext:value-type="float">
            <text:p>12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4526315614023" calcext:value-type="float">
            <text:p>4526315614023</text:p>
          </table:table-cell>
          <table:table-cell office:value-type="float" office:value="120" calcext:value-type="float">
            <text:p>120</text:p>
          </table:table-cell>
          <table:table-cell office:value-type="float" office:value="744" calcext:value-type="float">
            <text:p>744</text:p>
          </table:table-cell>
          <table:table-cell table:number-columns-repeated="2"/>
        </table:table-row>
        <table:table-row table:style-name="ro1">
          <table:table-cell office:value-type="float" office:value="4526315641824" calcext:value-type="float">
            <text:p>4526315641824</text:p>
          </table:table-cell>
          <table:table-cell office:value-type="float" office:value="120" calcext:value-type="float">
            <text:p>120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4526315646156" calcext:value-type="float">
            <text:p>4526315646156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526316049527" calcext:value-type="float">
            <text:p>4526316049527</text:p>
          </table:table-cell>
          <table:table-cell office:value-type="float" office:value="120" calcext:value-type="float">
            <text:p>120</text:p>
          </table:table-cell>
          <table:table-cell office:value-type="float" office:value="300" calcext:value-type="float">
            <text:p>300</text:p>
          </table:table-cell>
          <table:table-cell table:number-columns-repeated="2"/>
        </table:table-row>
        <table:table-row table:style-name="ro1">
          <table:table-cell office:value-type="float" office:value="4526368942236" calcext:value-type="float">
            <text:p>4526368942236</text:p>
          </table:table-cell>
          <table:table-cell office:value-type="float" office:value="120" calcext:value-type="float">
            <text:p>120</text:p>
          </table:table-cell>
          <table:table-cell office:value-type="float" office:value="37311" calcext:value-type="float">
            <text:p>37311</text:p>
          </table:table-cell>
          <table:table-cell table:number-columns-repeated="2"/>
        </table:table-row>
        <table:table-row table:style-name="ro1">
          <table:table-cell office:value-type="float" office:value="4526368970307" calcext:value-type="float">
            <text:p>4526368970307</text:p>
          </table:table-cell>
          <table:table-cell office:value-type="float" office:value="117" calcext:value-type="float">
            <text:p>117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4526368973517" calcext:value-type="float">
            <text:p>4526368973517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26368985928" calcext:value-type="float">
            <text:p>4526368985928</text:p>
          </table:table-cell>
          <table:table-cell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526369046843" calcext:value-type="float">
            <text:p>4526369046843</text:p>
          </table:table-cell>
          <table:table-cell office:value-type="float" office:value="117" calcext:value-type="float">
            <text:p>117</text:p>
          </table:table-cell>
          <table:table-cell office:value-type="float" office:value="43" calcext:value-type="float">
            <text:p>43</text:p>
          </table:table-cell>
          <table:table-cell table:number-columns-repeated="2"/>
        </table:table-row>
        <table:table-row table:style-name="ro1">
          <table:table-cell office:value-type="float" office:value="4526369060517" calcext:value-type="float">
            <text:p>4526369060517</text:p>
          </table:table-cell>
          <table:table-cell office:value-type="float" office:value="120" calcext:value-type="float">
            <text:p>12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526369071488" calcext:value-type="float">
            <text:p>4526369071488</text:p>
          </table:table-cell>
          <table:table-cell office:value-type="float" office:value="120" calcext:value-type="float">
            <text:p>120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4526375545677" calcext:value-type="float">
            <text:p>4526375545677</text:p>
          </table:table-cell>
          <table:table-cell office:value-type="float" office:value="120" calcext:value-type="float">
            <text:p>120</text:p>
          </table:table-cell>
          <table:table-cell office:value-type="float" office:value="4772" calcext:value-type="float">
            <text:p>4772</text:p>
          </table:table-cell>
          <table:table-cell table:number-columns-repeated="2"/>
        </table:table-row>
        <table:table-row table:style-name="ro1">
          <table:table-cell office:value-type="float" office:value="4526375575191" calcext:value-type="float">
            <text:p>4526375575191</text:p>
          </table:table-cell>
          <table:table-cell office:value-type="float" office:value="117" calcext:value-type="float">
            <text:p>117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4526392579802" calcext:value-type="float">
            <text:p>4526392579802</text:p>
          </table:table-cell>
          <table:table-cell office:value-type="float" office:value="110" calcext:value-type="float">
            <text:p>110</text:p>
          </table:table-cell>
          <table:table-cell office:value-type="float" office:value="12553" calcext:value-type="float">
            <text:p>12553</text:p>
          </table:table-cell>
          <table:table-cell table:number-columns-repeated="2"/>
        </table:table-row>
        <table:table-row table:style-name="ro1">
          <table:table-cell office:value-type="float" office:value="4526392600454" calcext:value-type="float">
            <text:p>4526392600454</text:p>
          </table:table-cell>
          <table:table-cell office:value-type="float" office:value="110" calcext:value-type="float">
            <text:p>110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4526393058098" calcext:value-type="float">
            <text:p>4526393058098</text:p>
          </table:table-cell>
          <table:table-cell office:value-type="float" office:value="110" calcext:value-type="float">
            <text:p>110</text:p>
          </table:table-cell>
          <table:table-cell office:value-type="float" office:value="347" calcext:value-type="float">
            <text:p>347</text:p>
          </table:table-cell>
          <table:table-cell table:number-columns-repeated="2"/>
        </table:table-row>
        <table:table-row table:style-name="ro1">
          <table:table-cell office:value-type="float" office:value="4526393072744" calcext:value-type="float">
            <text:p>4526393072744</text:p>
          </table:table-cell>
          <table:table-cell office:value-type="float" office:value="108" calcext:value-type="float">
            <text:p>108</text:p>
          </table:table-cell>
          <table:table-cell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 office:value-type="float" office:value="4526393173752" calcext:value-type="float">
            <text:p>4526393173752</text:p>
          </table:table-cell>
          <table:table-cell office:value-type="float" office:value="108" calcext:value-type="float">
            <text:p>108</text:p>
          </table:table-cell>
          <table:table-cell office:value-type="float" office:value="76" calcext:value-type="float">
            <text:p>76</text:p>
          </table:table-cell>
          <table:table-cell table:number-columns-repeated="2"/>
        </table:table-row>
        <table:table-row table:style-name="ro1">
          <table:table-cell office:value-type="float" office:value="4526393185798" calcext:value-type="float">
            <text:p>4526393185798</text:p>
          </table:table-cell>
          <table:table-cell office:value-type="float" office:value="140" calcext:value-type="float">
            <text:p>140</text:p>
          </table:table-cell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float" office:value="4526393212168" calcext:value-type="float">
            <text:p>4526393212168</text:p>
          </table:table-cell>
          <table:table-cell office:value-type="float" office:value="108" calcext:value-type="float">
            <text:p>108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 office:value-type="float" office:value="4526393224084" calcext:value-type="float">
            <text:p>4526393224084</text:p>
          </table:table-cell>
          <table:table-cell office:value-type="float" office:value="110" calcext:value-type="float">
            <text:p>110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4526395893384" calcext:value-type="float">
            <text:p>4526395893384</text:p>
          </table:table-cell>
          <table:table-cell office:value-type="float" office:value="120" calcext:value-type="float">
            <text:p>120</text:p>
          </table:table-cell>
          <table:table-cell office:value-type="float" office:value="2006" calcext:value-type="float">
            <text:p>2006</text:p>
          </table:table-cell>
          <table:table-cell table:number-columns-repeated="2"/>
        </table:table-row>
        <table:table-row table:style-name="ro1">
          <table:table-cell office:value-type="float" office:value="4526395899729" calcext:value-type="float">
            <text:p>4526395899729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526395902798" calcext:value-type="float">
            <text:p>4526395902798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26458321761" calcext:value-type="float">
            <text:p>4526458321761</text:p>
          </table:table-cell>
          <table:table-cell office:value-type="float" office:value="117" calcext:value-type="float">
            <text:p>117</text:p>
          </table:table-cell>
          <table:table-cell office:value-type="float" office:value="45139" calcext:value-type="float">
            <text:p>45139</text:p>
          </table:table-cell>
          <table:table-cell table:number-columns-repeated="2"/>
        </table:table-row>
        <table:table-row table:style-name="ro1">
          <table:table-cell office:value-type="float" office:value="4526458331754" calcext:value-type="float">
            <text:p>4526458331754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26458335084" calcext:value-type="float">
            <text:p>4526458335084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36217230717" calcext:value-type="float">
            <text:p>4536217230717</text:p>
          </table:table-cell>
          <table:table-cell office:value-type="float" office:value="117" calcext:value-type="float">
            <text:p>117</text:p>
          </table:table-cell>
          <table:table-cell office:value-type="float" office:value="7565506" calcext:value-type="float">
            <text:p>7565506</text:p>
          </table:table-cell>
          <table:table-cell table:number-columns-repeated="2"/>
        </table:table-row>
        <table:table-row table:style-name="ro1">
          <table:table-cell office:value-type="float" office:value="4536217240290" calcext:value-type="float">
            <text:p>4536217240290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36217243599" calcext:value-type="float">
            <text:p>4536217243599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36495192567" calcext:value-type="float">
            <text:p>4536495192567</text:p>
          </table:table-cell>
          <table:table-cell office:value-type="float" office:value="117" calcext:value-type="float">
            <text:p>117</text:p>
          </table:table-cell>
          <table:table-cell office:value-type="float" office:value="216095" calcext:value-type="float">
            <text:p>216095</text:p>
          </table:table-cell>
          <table:table-cell table:number-columns-repeated="2"/>
        </table:table-row>
        <table:table-row table:style-name="ro1">
          <table:table-cell office:value-type="float" office:value="4536794907363" calcext:value-type="float">
            <text:p>4536794907363</text:p>
          </table:table-cell>
          <table:table-cell office:value-type="float" office:value="120" calcext:value-type="float">
            <text:p>120</text:p>
          </table:table-cell>
          <table:table-cell office:value-type="float" office:value="232277" calcext:value-type="float">
            <text:p>232277</text:p>
          </table:table-cell>
          <table:table-cell table:number-columns-repeated="2"/>
        </table:table-row>
        <table:table-row table:style-name="ro1">
          <table:table-cell office:value-type="float" office:value="4536794916423" calcext:value-type="float">
            <text:p>4536794916423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36794919573" calcext:value-type="float">
            <text:p>4536794919573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36794922621" calcext:value-type="float">
            <text:p>4536794922621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37097971632" calcext:value-type="float">
            <text:p>4537097971632</text:p>
          </table:table-cell>
          <table:table-cell office:value-type="float" office:value="108" calcext:value-type="float">
            <text:p>108</text:p>
          </table:table-cell>
          <table:table-cell office:value-type="float" office:value="237506" calcext:value-type="float">
            <text:p>237506</text:p>
          </table:table-cell>
          <table:table-cell table:number-columns-repeated="2"/>
        </table:table-row>
        <table:table-row table:style-name="ro1">
          <table:table-cell office:value-type="float" office:value="4537410825642" calcext:value-type="float">
            <text:p>4537410825642</text:p>
          </table:table-cell>
          <table:table-cell office:value-type="float" office:value="110" calcext:value-type="float">
            <text:p>110</text:p>
          </table:table-cell>
          <table:table-cell office:value-type="float" office:value="245193" calcext:value-type="float">
            <text:p>245193</text:p>
          </table:table-cell>
          <table:table-cell table:number-columns-repeated="2"/>
        </table:table-row>
        <table:table-row table:style-name="ro1">
          <table:table-cell office:value-type="float" office:value="4537410833584" calcext:value-type="float">
            <text:p>4537410833584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37410836480" calcext:value-type="float">
            <text:p>4537410836480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37713616714" calcext:value-type="float">
            <text:p>4537713616714</text:p>
          </table:table-cell>
          <table:table-cell office:value-type="float" office:value="110" calcext:value-type="float">
            <text:p>110</text:p>
          </table:table-cell>
          <table:table-cell office:value-type="float" office:value="236908" calcext:value-type="float">
            <text:p>236908</text:p>
          </table:table-cell>
          <table:table-cell table:number-columns-repeated="2"/>
        </table:table-row>
        <table:table-row table:style-name="ro1">
          <table:table-cell office:value-type="float" office:value="4537713624980" calcext:value-type="float">
            <text:p>4537713624980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37713627886" calcext:value-type="float">
            <text:p>4537713627886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38007922419" calcext:value-type="float">
            <text:p>4538007922419</text:p>
          </table:table-cell>
          <table:table-cell office:value-type="float" office:value="117" calcext:value-type="float">
            <text:p>117</text:p>
          </table:table-cell>
          <table:table-cell office:value-type="float" office:value="230779" calcext:value-type="float">
            <text:p>230779</text:p>
          </table:table-cell>
          <table:table-cell table:number-columns-repeated="2"/>
        </table:table-row>
        <table:table-row table:style-name="ro1">
          <table:table-cell office:value-type="float" office:value="4538007930294" calcext:value-type="float">
            <text:p>4538007930294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38007935868" calcext:value-type="float">
            <text:p>4538007935868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38315007726" calcext:value-type="float">
            <text:p>4538315007726</text:p>
          </table:table-cell>
          <table:table-cell office:value-type="float" office:value="120" calcext:value-type="float">
            <text:p>120</text:p>
          </table:table-cell>
          <table:table-cell office:value-type="float" office:value="240321" calcext:value-type="float">
            <text:p>240321</text:p>
          </table:table-cell>
          <table:table-cell table:number-columns-repeated="2"/>
        </table:table-row>
        <table:table-row table:style-name="ro1">
          <table:table-cell office:value-type="float" office:value="4538315016072" calcext:value-type="float">
            <text:p>4538315016072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38315019156" calcext:value-type="float">
            <text:p>4538315019156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38641742148" calcext:value-type="float">
            <text:p>4538641742148</text:p>
          </table:table-cell>
          <table:table-cell office:value-type="float" office:value="117" calcext:value-type="float">
            <text:p>117</text:p>
          </table:table-cell>
          <table:table-cell office:value-type="float" office:value="255541" calcext:value-type="float">
            <text:p>255541</text:p>
          </table:table-cell>
          <table:table-cell table:number-columns-repeated="2"/>
        </table:table-row>
        <table:table-row table:style-name="ro1">
          <table:table-cell office:value-type="float" office:value="4538641751184" calcext:value-type="float">
            <text:p>4538641751184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38641757961" calcext:value-type="float">
            <text:p>4538641757961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38963129079" calcext:value-type="float">
            <text:p>4538963129079</text:p>
          </table:table-cell>
          <table:table-cell office:value-type="float" office:value="117" calcext:value-type="float">
            <text:p>117</text:p>
          </table:table-cell>
          <table:table-cell office:value-type="float" office:value="250391" calcext:value-type="float">
            <text:p>250391</text:p>
          </table:table-cell>
          <table:table-cell table:number-columns-repeated="2"/>
        </table:table-row>
        <table:table-row table:style-name="ro1">
          <table:table-cell office:value-type="float" office:value="4538963137818" calcext:value-type="float">
            <text:p>4538963137818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38963141070" calcext:value-type="float">
            <text:p>4538963141070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38963144118" calcext:value-type="float">
            <text:p>4538963144118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39299619051" calcext:value-type="float">
            <text:p>4539299619051</text:p>
          </table:table-cell>
          <table:table-cell office:value-type="float" office:value="120" calcext:value-type="float">
            <text:p>120</text:p>
          </table:table-cell>
          <table:table-cell office:value-type="float" office:value="262816" calcext:value-type="float">
            <text:p>262816</text:p>
          </table:table-cell>
          <table:table-cell table:number-columns-repeated="2"/>
        </table:table-row>
        <table:table-row table:style-name="ro1">
          <table:table-cell office:value-type="float" office:value="4539299626377" calcext:value-type="float">
            <text:p>4539299626377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39299629476" calcext:value-type="float">
            <text:p>4539299629476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39299632488" calcext:value-type="float">
            <text:p>4539299632488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39610198758" calcext:value-type="float">
            <text:p>4539610198758</text:p>
          </table:table-cell>
          <table:table-cell office:value-type="float" office:value="120" calcext:value-type="float">
            <text:p>120</text:p>
          </table:table-cell>
          <table:table-cell office:value-type="float" office:value="240348" calcext:value-type="float">
            <text:p>240348</text:p>
          </table:table-cell>
          <table:table-cell table:number-columns-repeated="2"/>
        </table:table-row>
        <table:table-row table:style-name="ro1">
          <table:table-cell office:value-type="float" office:value="4553677271444" calcext:value-type="float">
            <text:p>4553677271444</text:p>
          </table:table-cell>
          <table:table-cell office:value-type="float" office:value="160" calcext:value-type="float">
            <text:p>160</text:p>
          </table:table-cell>
          <table:table-cell office:value-type="float" office:value="10936625" calcext:value-type="float">
            <text:p>10936625</text:p>
          </table:table-cell>
          <table:table-cell table:number-columns-repeated="2"/>
        </table:table-row>
        <table:table-row table:style-name="ro1">
          <table:table-cell office:value-type="float" office:value="4553677283320" calcext:value-type="float">
            <text:p>4553677283320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53677289706" calcext:value-type="float">
            <text:p>4553677289706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53989830062" calcext:value-type="float">
            <text:p>4553989830062</text:p>
          </table:table-cell>
          <table:table-cell office:value-type="float" office:value="102" calcext:value-type="float">
            <text:p>102</text:p>
          </table:table-cell>
          <table:table-cell office:value-type="float" office:value="243212" calcext:value-type="float">
            <text:p>243212</text:p>
          </table:table-cell>
          <table:table-cell table:number-columns-repeated="2"/>
        </table:table-row>
        <table:table-row table:style-name="ro1">
          <table:table-cell office:value-type="float" office:value="4553989845202" calcext:value-type="float">
            <text:p>455398984520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54291537520" calcext:value-type="float">
            <text:p>4554291537520</text:p>
          </table:table-cell>
          <table:table-cell office:value-type="float" office:value="102" calcext:value-type="float">
            <text:p>102</text:p>
          </table:table-cell>
          <table:table-cell office:value-type="float" office:value="235087" calcext:value-type="float">
            <text:p>235087</text:p>
          </table:table-cell>
          <table:table-cell table:number-columns-repeated="2"/>
        </table:table-row>
        <table:table-row table:style-name="ro1">
          <table:table-cell office:value-type="float" office:value="4554291548260" calcext:value-type="float">
            <text:p>4554291548260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54291557106" calcext:value-type="float">
            <text:p>4554291557106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54605804403" calcext:value-type="float">
            <text:p>4554605804403</text:p>
          </table:table-cell>
          <table:table-cell office:value-type="float" office:value="114" calcext:value-type="float">
            <text:p>114</text:p>
          </table:table-cell>
          <table:table-cell office:value-type="float" office:value="244437" calcext:value-type="float">
            <text:p>244437</text:p>
          </table:table-cell>
          <table:table-cell table:number-columns-repeated="2"/>
        </table:table-row>
        <table:table-row table:style-name="ro1">
          <table:table-cell office:value-type="float" office:value="4554605816217" calcext:value-type="float">
            <text:p>4554605816217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54605822895" calcext:value-type="float">
            <text:p>4554605822895</text:p>
          </table:table-cell>
          <table:table-cell office:value-type="float" office:value="126" calcext:value-type="float">
            <text:p>12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54923629677" calcext:value-type="float">
            <text:p>4554923629677</text:p>
          </table:table-cell>
          <table:table-cell office:value-type="float" office:value="120" calcext:value-type="float">
            <text:p>120</text:p>
          </table:table-cell>
          <table:table-cell office:value-type="float" office:value="249037" calcext:value-type="float">
            <text:p>249037</text:p>
          </table:table-cell>
          <table:table-cell table:number-columns-repeated="2"/>
        </table:table-row>
        <table:table-row table:style-name="ro1">
          <table:table-cell office:value-type="float" office:value="4554923640357" calcext:value-type="float">
            <text:p>4554923640357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54923647203" calcext:value-type="float">
            <text:p>4554923647203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55234151430" calcext:value-type="float">
            <text:p>4555234151430</text:p>
          </table:table-cell>
          <table:table-cell office:value-type="float" office:value="117" calcext:value-type="float">
            <text:p>117</text:p>
          </table:table-cell>
          <table:table-cell office:value-type="float" office:value="242372" calcext:value-type="float">
            <text:p>242372</text:p>
          </table:table-cell>
          <table:table-cell table:number-columns-repeated="2"/>
        </table:table-row>
        <table:table-row table:style-name="ro1">
          <table:table-cell office:value-type="float" office:value="4555234164501" calcext:value-type="float">
            <text:p>4555234164501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55234169598" calcext:value-type="float">
            <text:p>4555234169598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55541792112" calcext:value-type="float">
            <text:p>4555541792112</text:p>
          </table:table-cell>
          <table:table-cell office:value-type="float" office:value="120" calcext:value-type="float">
            <text:p>120</text:p>
          </table:table-cell>
          <table:table-cell office:value-type="float" office:value="241144" calcext:value-type="float">
            <text:p>241144</text:p>
          </table:table-cell>
          <table:table-cell table:number-columns-repeated="2"/>
        </table:table-row>
        <table:table-row table:style-name="ro1">
          <table:table-cell office:value-type="float" office:value="4555541800773" calcext:value-type="float">
            <text:p>4555541800773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55854716949" calcext:value-type="float">
            <text:p>4555854716949</text:p>
          </table:table-cell>
          <table:table-cell office:value-type="float" office:value="120" calcext:value-type="float">
            <text:p>120</text:p>
          </table:table-cell>
          <table:table-cell office:value-type="float" office:value="243223" calcext:value-type="float">
            <text:p>243223</text:p>
          </table:table-cell>
          <table:table-cell table:number-columns-repeated="2"/>
        </table:table-row>
        <table:table-row table:style-name="ro1">
          <table:table-cell office:value-type="float" office:value="4555854728835" calcext:value-type="float">
            <text:p>4555854728835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55854735474" calcext:value-type="float">
            <text:p>4555854735474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56178838086" calcext:value-type="float">
            <text:p>4556178838086</text:p>
          </table:table-cell>
          <table:table-cell office:value-type="float" office:value="104" calcext:value-type="float">
            <text:p>104</text:p>
          </table:table-cell>
          <table:table-cell office:value-type="float" office:value="254050" calcext:value-type="float">
            <text:p>254050</text:p>
          </table:table-cell>
          <table:table-cell table:number-columns-repeated="2"/>
        </table:table-row>
        <table:table-row table:style-name="ro1">
          <table:table-cell office:value-type="float" office:value="4556178852458" calcext:value-type="float">
            <text:p>4556178852458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56514621886" calcext:value-type="float">
            <text:p>4556514621886</text:p>
          </table:table-cell>
          <table:table-cell office:value-type="float" office:value="110" calcext:value-type="float">
            <text:p>110</text:p>
          </table:table-cell>
          <table:table-cell office:value-type="float" office:value="262466" calcext:value-type="float">
            <text:p>262466</text:p>
          </table:table-cell>
          <table:table-cell table:number-columns-repeated="2"/>
        </table:table-row>
        <table:table-row table:style-name="ro1">
          <table:table-cell office:value-type="float" office:value="4556514635100" calcext:value-type="float">
            <text:p>4556514635100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56832312825" calcext:value-type="float">
            <text:p>4556832312825</text:p>
          </table:table-cell>
          <table:table-cell office:value-type="float" office:value="111" calcext:value-type="float">
            <text:p>111</text:p>
          </table:table-cell>
          <table:table-cell office:value-type="float" office:value="248356" calcext:value-type="float">
            <text:p>248356</text:p>
          </table:table-cell>
          <table:table-cell table:number-columns-repeated="2"/>
        </table:table-row>
        <table:table-row table:style-name="ro1">
          <table:table-cell office:value-type="float" office:value="4556832325785" calcext:value-type="float">
            <text:p>4556832325785</text:p>
          </table:table-cell>
          <table:table-cell office:value-type="float" office:value="123" calcext:value-type="float">
            <text:p>12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57134371838" calcext:value-type="float">
            <text:p>4557134371838</text:p>
          </table:table-cell>
          <table:table-cell office:value-type="float" office:value="108" calcext:value-type="float">
            <text:p>108</text:p>
          </table:table-cell>
          <table:table-cell office:value-type="float" office:value="235464" calcext:value-type="float">
            <text:p>235464</text:p>
          </table:table-cell>
          <table:table-cell table:number-columns-repeated="2"/>
        </table:table-row>
        <table:table-row table:style-name="ro1">
          <table:table-cell office:value-type="float" office:value="4557134384362" calcext:value-type="float">
            <text:p>4557134384362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66805693970" calcext:value-type="float">
            <text:p>4566805693970</text:p>
          </table:table-cell>
          <table:table-cell office:value-type="float" office:value="110" calcext:value-type="float">
            <text:p>110</text:p>
          </table:table-cell>
          <table:table-cell office:value-type="float" office:value="7535585" calcext:value-type="float">
            <text:p>7535585</text:p>
          </table:table-cell>
          <table:table-cell table:number-columns-repeated="2"/>
        </table:table-row>
        <table:table-row table:style-name="ro1">
          <table:table-cell office:value-type="float" office:value="4566805702684" calcext:value-type="float">
            <text:p>4566805702684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66805705860" calcext:value-type="float">
            <text:p>4566805705860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67137936675" calcext:value-type="float">
            <text:p>4567137936675</text:p>
          </table:table-cell>
          <table:table-cell office:value-type="float" office:value="120" calcext:value-type="float">
            <text:p>120</text:p>
          </table:table-cell>
          <table:table-cell office:value-type="float" office:value="256180" calcext:value-type="float">
            <text:p>256180</text:p>
          </table:table-cell>
          <table:table-cell table:number-columns-repeated="2"/>
        </table:table-row>
        <table:table-row table:style-name="ro1">
          <table:table-cell office:value-type="float" office:value="4567137945819" calcext:value-type="float">
            <text:p>4567137945819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67137950346" calcext:value-type="float">
            <text:p>4567137950346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67482135272" calcext:value-type="float">
            <text:p>4567482135272</text:p>
          </table:table-cell>
          <table:table-cell office:value-type="float" office:value="108" calcext:value-type="float">
            <text:p>108</text:p>
          </table:table-cell>
          <table:table-cell office:value-type="float" office:value="270876" calcext:value-type="float">
            <text:p>270876</text:p>
          </table:table-cell>
          <table:table-cell table:number-columns-repeated="2"/>
        </table:table-row>
        <table:table-row table:style-name="ro1">
          <table:table-cell office:value-type="float" office:value="4567482143286" calcext:value-type="float">
            <text:p>4567482143286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67482146320" calcext:value-type="float">
            <text:p>4567482146320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67823296962" calcext:value-type="float">
            <text:p>4567823296962</text:p>
          </table:table-cell>
          <table:table-cell office:value-type="float" office:value="108" calcext:value-type="float">
            <text:p>108</text:p>
          </table:table-cell>
          <table:table-cell office:value-type="float" office:value="268194" calcext:value-type="float">
            <text:p>268194</text:p>
          </table:table-cell>
          <table:table-cell table:number-columns-repeated="2"/>
        </table:table-row>
        <table:table-row table:style-name="ro1">
          <table:table-cell office:value-type="float" office:value="4567823305060" calcext:value-type="float">
            <text:p>4567823305060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67823308224" calcext:value-type="float">
            <text:p>4567823308224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68134317516" calcext:value-type="float">
            <text:p>4568134317516</text:p>
          </table:table-cell>
          <table:table-cell office:value-type="float" office:value="140" calcext:value-type="float">
            <text:p>140</text:p>
          </table:table-cell>
          <table:table-cell office:value-type="float" office:value="243344" calcext:value-type="float">
            <text:p>243344</text:p>
          </table:table-cell>
          <table:table-cell table:number-columns-repeated="2"/>
        </table:table-row>
        <table:table-row table:style-name="ro1">
          <table:table-cell office:value-type="float" office:value="4568134328148" calcext:value-type="float">
            <text:p>4568134328148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68486478111" calcext:value-type="float">
            <text:p>4568486478111</text:p>
          </table:table-cell>
          <table:table-cell office:value-type="float" office:value="117" calcext:value-type="float">
            <text:p>117</text:p>
          </table:table-cell>
          <table:table-cell office:value-type="float" office:value="275917" calcext:value-type="float">
            <text:p>275917</text:p>
          </table:table-cell>
          <table:table-cell table:number-columns-repeated="2"/>
        </table:table-row>
        <table:table-row table:style-name="ro1">
          <table:table-cell office:value-type="float" office:value="4568486485878" calcext:value-type="float">
            <text:p>4568486485878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68486492613" calcext:value-type="float">
            <text:p>4568486492613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68814056130" calcext:value-type="float">
            <text:p>4568814056130</text:p>
          </table:table-cell>
          <table:table-cell office:value-type="float" office:value="120" calcext:value-type="float">
            <text:p>120</text:p>
          </table:table-cell>
          <table:table-cell office:value-type="float" office:value="255704" calcext:value-type="float">
            <text:p>255704</text:p>
          </table:table-cell>
          <table:table-cell table:number-columns-repeated="2"/>
        </table:table-row>
        <table:table-row table:style-name="ro1">
          <table:table-cell office:value-type="float" office:value="4568814063753" calcext:value-type="float">
            <text:p>4568814063753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68814069333" calcext:value-type="float">
            <text:p>4568814069333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69216539013" calcext:value-type="float">
            <text:p>4569216539013</text:p>
          </table:table-cell>
          <table:table-cell office:value-type="float" office:value="117" calcext:value-type="float">
            <text:p>117</text:p>
          </table:table-cell>
          <table:table-cell office:value-type="float" office:value="315784" calcext:value-type="float">
            <text:p>315784</text:p>
          </table:table-cell>
          <table:table-cell table:number-columns-repeated="2"/>
        </table:table-row>
        <table:table-row table:style-name="ro1">
          <table:table-cell office:value-type="float" office:value="4569216545985" calcext:value-type="float">
            <text:p>4569216545985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69216549111" calcext:value-type="float">
            <text:p>4569216549111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69541354598" calcext:value-type="float">
            <text:p>4569541354598</text:p>
          </table:table-cell>
          <table:table-cell office:value-type="float" office:value="108" calcext:value-type="float">
            <text:p>108</text:p>
          </table:table-cell>
          <table:table-cell office:value-type="float" office:value="253260" calcext:value-type="float">
            <text:p>253260</text:p>
          </table:table-cell>
          <table:table-cell table:number-columns-repeated="2"/>
        </table:table-row>
        <table:table-row table:style-name="ro1">
          <table:table-cell office:value-type="float" office:value="4569541362262" calcext:value-type="float">
            <text:p>4569541362262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569541365192" calcext:value-type="float">
            <text:p>4569541365192</text:p>
          </table:table-cell>
          <table:table-cell office:value-type="float" office:value="140" calcext:value-type="float">
            <text:p>14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69893217045" calcext:value-type="float">
            <text:p>4569893217045</text:p>
          </table:table-cell>
          <table:table-cell office:value-type="float" office:value="117" calcext:value-type="float">
            <text:p>117</text:p>
          </table:table-cell>
          <table:table-cell office:value-type="float" office:value="276595" calcext:value-type="float">
            <text:p>276595</text:p>
          </table:table-cell>
          <table:table-cell table:number-columns-repeated="2"/>
        </table:table-row>
        <table:table-row table:style-name="ro1">
          <table:table-cell office:value-type="float" office:value="4569893225019" calcext:value-type="float">
            <text:p>4569893225019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575696895935" calcext:value-type="float">
            <text:p>4575696895935</text:p>
          </table:table-cell>
          <table:table-cell office:value-type="float" office:value="120" calcext:value-type="float">
            <text:p>120</text:p>
          </table:table-cell>
          <table:table-cell office:value-type="float" office:value="4557156" calcext:value-type="float">
            <text:p>4557156</text:p>
          </table:table-cell>
          <table:table-cell table:number-columns-repeated="2"/>
        </table:table-row>
        <table:table-row table:style-name="ro1">
          <table:table-cell office:value-type="float" office:value="4575697998876" calcext:value-type="float">
            <text:p>4575697998876</text:p>
          </table:table-cell>
          <table:table-cell office:value-type="float" office:value="117" calcext:value-type="float">
            <text:p>117</text:p>
          </table:table-cell>
          <table:table-cell office:value-type="float" office:value="822" calcext:value-type="float">
            <text:p>822</text:p>
          </table:table-cell>
          <table:table-cell table:number-columns-repeated="2"/>
        </table:table-row>
        <table:table-row table:style-name="ro1">
          <table:table-cell office:value-type="float" office:value="4575698003352" calcext:value-type="float">
            <text:p>4575698003352</text:p>
          </table:table-cell>
          <table:table-cell office:value-type="float" office:value="117" calcext:value-type="float">
            <text:p>117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75698843844" calcext:value-type="float">
            <text:p>4575698843844</text:p>
          </table:table-cell>
          <table:table-cell office:value-type="float" office:value="120" calcext:value-type="float">
            <text:p>120</text:p>
          </table:table-cell>
          <table:table-cell office:value-type="float" office:value="633" calcext:value-type="float">
            <text:p>633</text:p>
          </table:table-cell>
          <table:table-cell table:number-columns-repeated="2"/>
        </table:table-row>
        <table:table-row table:style-name="ro1">
          <table:table-cell office:value-type="float" office:value="4575698852148" calcext:value-type="float">
            <text:p>4575698852148</text:p>
          </table:table-cell>
          <table:table-cell office:value-type="float" office:value="117" calcext:value-type="float">
            <text:p>117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576336142594" calcext:value-type="float">
            <text:p>4576336142594</text:p>
          </table:table-cell>
          <table:table-cell office:value-type="float" office:value="110" calcext:value-type="float">
            <text:p>110</text:p>
          </table:table-cell>
          <table:table-cell office:value-type="float" office:value="501201" calcext:value-type="float">
            <text:p>501201</text:p>
          </table:table-cell>
          <table:table-cell table:number-columns-repeated="2"/>
        </table:table-row>
        <table:table-row table:style-name="ro1">
          <table:table-cell office:value-type="float" office:value="4576336151440" calcext:value-type="float">
            <text:p>4576336151440</text:p>
          </table:table-cell>
          <table:table-cell office:value-type="float" office:value="138" calcext:value-type="float">
            <text:p>138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76376552152" calcext:value-type="float">
            <text:p>4576376552152</text:p>
          </table:table-cell>
          <table:table-cell office:value-type="float" office:value="110" calcext:value-type="float">
            <text:p>110</text:p>
          </table:table-cell>
          <table:table-cell office:value-type="float" office:value="30220" calcext:value-type="float">
            <text:p>30220</text:p>
          </table:table-cell>
          <table:table-cell table:number-columns-repeated="2"/>
        </table:table-row>
        <table:table-row table:style-name="ro1">
          <table:table-cell office:value-type="float" office:value="4576376558280" calcext:value-type="float">
            <text:p>4576376558280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576419297744" calcext:value-type="float">
            <text:p>4576419297744</text:p>
          </table:table-cell>
          <table:table-cell office:value-type="float" office:value="110" calcext:value-type="float">
            <text:p>110</text:p>
          </table:table-cell>
          <table:table-cell office:value-type="float" office:value="31704" calcext:value-type="float">
            <text:p>31704</text:p>
          </table:table-cell>
          <table:table-cell table:number-columns-repeated="2"/>
        </table:table-row>
        <table:table-row table:style-name="ro1">
          <table:table-cell office:value-type="float" office:value="4576419304444" calcext:value-type="float">
            <text:p>4576419304444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576819672167" calcext:value-type="float">
            <text:p>4576819672167</text:p>
          </table:table-cell>
          <table:table-cell office:value-type="float" office:value="117" calcext:value-type="float">
            <text:p>117</text:p>
          </table:table-cell>
          <table:table-cell office:value-type="float" office:value="308830" calcext:value-type="float">
            <text:p>308830</text:p>
          </table:table-cell>
          <table:table-cell table:number-columns-repeated="2"/>
        </table:table-row>
        <table:table-row table:style-name="ro1">
          <table:table-cell office:value-type="float" office:value="4576819681383" calcext:value-type="float">
            <text:p>4576819681383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77288935698" calcext:value-type="float">
            <text:p>4577288935698</text:p>
          </table:table-cell>
          <table:table-cell office:value-type="float" office:value="114" calcext:value-type="float">
            <text:p>114</text:p>
          </table:table-cell>
          <table:table-cell office:value-type="float" office:value="367685" calcext:value-type="float">
            <text:p>367685</text:p>
          </table:table-cell>
          <table:table-cell table:number-columns-repeated="2"/>
        </table:table-row>
        <table:table-row table:style-name="ro1">
          <table:table-cell office:value-type="float" office:value="4577288943124" calcext:value-type="float">
            <text:p>4577288943124</text:p>
          </table:table-cell>
          <table:table-cell office:value-type="float" office:value="110" calcext:value-type="float">
            <text:p>11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78937532790" calcext:value-type="float">
            <text:p>4578937532790</text:p>
          </table:table-cell>
          <table:table-cell office:value-type="float" office:value="117" calcext:value-type="float">
            <text:p>117</text:p>
          </table:table-cell>
          <table:table-cell office:value-type="float" office:value="1303707" calcext:value-type="float">
            <text:p>1303707</text:p>
          </table:table-cell>
          <table:table-cell table:number-columns-repeated="2"/>
        </table:table-row>
        <table:table-row table:style-name="ro1">
          <table:table-cell office:value-type="float" office:value="4578944580678" calcext:value-type="float">
            <text:p>4578944580678</text:p>
          </table:table-cell>
          <table:table-cell office:value-type="float" office:value="123" calcext:value-type="float">
            <text:p>123</text:p>
          </table:table-cell>
          <table:table-cell office:value-type="float" office:value="4507" calcext:value-type="float">
            <text:p>4507</text:p>
          </table:table-cell>
          <table:table-cell table:number-columns-repeated="2"/>
        </table:table-row>
        <table:table-row table:style-name="ro1">
          <table:table-cell office:value-type="float" office:value="4579017043941" calcext:value-type="float">
            <text:p>4579017043941</text:p>
          </table:table-cell>
          <table:table-cell office:value-type="float" office:value="117" calcext:value-type="float">
            <text:p>117</text:p>
          </table:table-cell>
          <table:table-cell office:value-type="float" office:value="54229" calcext:value-type="float">
            <text:p>54229</text:p>
          </table:table-cell>
          <table:table-cell table:number-columns-repeated="2"/>
        </table:table-row>
        <table:table-row table:style-name="ro1">
          <table:table-cell office:value-type="float" office:value="4579017054480" calcext:value-type="float">
            <text:p>4579017054480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579025400958" calcext:value-type="float">
            <text:p>4579025400958</text:p>
          </table:table-cell>
          <table:table-cell office:value-type="float" office:value="138" calcext:value-type="float">
            <text:p>138</text:p>
          </table:table-cell>
          <table:table-cell office:value-type="float" office:value="6386" calcext:value-type="float">
            <text:p>6386</text:p>
          </table:table-cell>
          <table:table-cell table:number-columns-repeated="2"/>
        </table:table-row>
        <table:table-row table:style-name="ro1">
          <table:table-cell office:value-type="float" office:value="4579025408214" calcext:value-type="float">
            <text:p>4579025408214</text:p>
          </table:table-cell>
          <table:table-cell office:value-type="float" office:value="110" calcext:value-type="float">
            <text:p>110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579025413576" calcext:value-type="float">
            <text:p>4579025413576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79097054070" calcext:value-type="float">
            <text:p>4579097054070</text:p>
          </table:table-cell>
          <table:table-cell office:value-type="float" office:value="110" calcext:value-type="float">
            <text:p>110</text:p>
          </table:table-cell>
          <table:table-cell office:value-type="float" office:value="54632" calcext:value-type="float">
            <text:p>54632</text:p>
          </table:table-cell>
          <table:table-cell table:number-columns-repeated="2"/>
        </table:table-row>
        <table:table-row table:style-name="ro1">
          <table:table-cell office:value-type="float" office:value="4579097064950" calcext:value-type="float">
            <text:p>4579097064950</text:p>
          </table:table-cell>
          <table:table-cell office:value-type="float" office:value="138" calcext:value-type="float">
            <text:p>138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4579178306721" calcext:value-type="float">
            <text:p>4579178306721</text:p>
          </table:table-cell>
          <table:table-cell office:value-type="float" office:value="117" calcext:value-type="float">
            <text:p>117</text:p>
          </table:table-cell>
          <table:table-cell office:value-type="float" office:value="55836" calcext:value-type="float">
            <text:p>55836</text:p>
          </table:table-cell>
          <table:table-cell table:number-columns-repeated="2"/>
        </table:table-row>
        <table:table-row table:style-name="ro1">
          <table:table-cell office:value-type="float" office:value="4579178316774" calcext:value-type="float">
            <text:p>4579178316774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579258174744" calcext:value-type="float">
            <text:p>4579258174744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/>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26T13:15:35.609976196</dc:date>
    <meta:document-statistic meta:table-count="1" meta:cell-count="473" meta:object-count="1"/>
    <meta:generator>LibreOffice/4.2.8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7.531cm" svg:height="13.521cm" xlink:href=".." xlink:type="simple" chart:class="chart:scatter" chart:style-name="ch1">
        <chart:legend chart:legend-position="end" svg:x="24.467cm" svg:y="6.461cm" style:legend-expansion="high" chart:style-name="ch2"/>
        <chart:plot-area chart:style-name="ch3" table:cell-range-address="Sheet1.A2:Sheet1.B156 Sheet1.B1:Sheet1.B1" chart:data-source-has-labels="row" svg:x="0.55cm" svg:y="0.27cm" svg:width="23.367cm" svg:height="12.981cm">
          <chartooo:coordinate-region svg:x="1.754cm" svg:y="0.469cm" svg:width="20.957cm" svg:height="12.13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56" chart:label-cell-address="Sheet1.B1:Sheet1.B1" chart:class="chart:scatter">
            <chart:domain table:cell-range-address="Sheet1.A2:Sheet1.A156"/>
            <chart:data-point chart:repeated="15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 Cache Hit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523255463128">
                <text:p>4523255463128</text:p>
                <draw:g>
                  <svg:desc>Sheet1.A2:Sheet1.A156</svg:desc>
                </draw:g>
              </table:table-cell>
              <table:table-cell office:value-type="float" office:value="110">
                <text:p>110</text:p>
                <draw:g>
                  <svg:desc>Sheet1.B2:Sheet1.B1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23255472670">
                <text:p>452325547267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525917472713">
                <text:p>452591747271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525917483597">
                <text:p>452591748359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26242553048">
                <text:p>452624255304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526242623424">
                <text:p>452624262342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526242676876">
                <text:p>452624267687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4526242683670">
                <text:p>452624268367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526281411995">
                <text:p>452628141199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526314540149">
                <text:p>452631454014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526314569063">
                <text:p>452631456906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526315614023">
                <text:p>452631561402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526315641824">
                <text:p>452631564182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526315646156">
                <text:p>452631564615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26316049527">
                <text:p>452631604952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526368942236">
                <text:p>452636894223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526368970307">
                <text:p>452636897030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526368973517">
                <text:p>452636897351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4526368985928">
                <text:p>452636898592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526369046843">
                <text:p>452636904684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4526369060517">
                <text:p>452636906051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526369071488">
                <text:p>452636907148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526375545677">
                <text:p>452637554567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4526375575191">
                <text:p>452637557519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526392579802">
                <text:p>452639257980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526392600454">
                <text:p>452639260045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526393058098">
                <text:p>452639305809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526393072744">
                <text:p>452639307274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526393173752">
                <text:p>452639317375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526393185798">
                <text:p>4526393185798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26393212168">
                <text:p>452639321216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526393224084">
                <text:p>452639322408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526395893384">
                <text:p>452639589338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526395899729">
                <text:p>452639589972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526395902798">
                <text:p>452639590279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4526458321761">
                <text:p>452645832176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526458331754">
                <text:p>452645833175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526458335084">
                <text:p>452645833508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536217230717">
                <text:p>453621723071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536217240290">
                <text:p>453621724029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536217243599">
                <text:p>453621724359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536495192567">
                <text:p>453649519256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536794907363">
                <text:p>453679490736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536794916423">
                <text:p>453679491642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36794919573">
                <text:p>453679491957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36794922621">
                <text:p>453679492262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537097971632">
                <text:p>453709797163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537410825642">
                <text:p>453741082564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537410833584">
                <text:p>453741083358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537410836480">
                <text:p>453741083648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537713616714">
                <text:p>453771361671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537713624980">
                <text:p>453771362498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4537713627886">
                <text:p>453771362788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4538007922419">
                <text:p>453800792241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4538007930294">
                <text:p>453800793029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4538007935868">
                <text:p>453800793586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4538315007726">
                <text:p>453831500772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4538315016072">
                <text:p>453831501607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538315019156">
                <text:p>453831501915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538641742148">
                <text:p>453864174214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538641751184">
                <text:p>4538641751184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4538641757961">
                <text:p>453864175796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538963129079">
                <text:p>453896312907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538963137818">
                <text:p>453896313781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538963141070">
                <text:p>453896314107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4538963144118">
                <text:p>453896314411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539299619051">
                <text:p>453929961905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4539299626377">
                <text:p>453929962637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539299629476">
                <text:p>4539299629476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539299632488">
                <text:p>453929963248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539610198758">
                <text:p>453961019875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553677271444">
                <text:p>4553677271444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553677283320">
                <text:p>455367728332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4553677289706">
                <text:p>4553677289706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553989830062">
                <text:p>4553989830062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4553989845202">
                <text:p>455398984520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554291537520">
                <text:p>4554291537520</text:p>
              </table:table-cell>
              <table:table-cell office:value-type="float" office:value="102">
                <text:p>10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554291548260">
                <text:p>455429154826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4554291557106">
                <text:p>4554291557106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4554605804403">
                <text:p>4554605804403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554605816217">
                <text:p>4554605816217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54605822895">
                <text:p>4554605822895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4554923629677">
                <text:p>455492362967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4554923640357">
                <text:p>4554923640357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4554923647203">
                <text:p>4554923647203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4555234151430">
                <text:p>455523415143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555234164501">
                <text:p>455523416450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555234169598">
                <text:p>4555234169598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4555541792112">
                <text:p>4555541792112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555541800773">
                <text:p>455554180077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4555854716949">
                <text:p>455585471694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555854728835">
                <text:p>455585472883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555854735474">
                <text:p>4555854735474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556178838086">
                <text:p>4556178838086</text:p>
              </table:table-cell>
              <table:table-cell office:value-type="float" office:value="104">
                <text:p>10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556178852458">
                <text:p>455617885245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556514621886">
                <text:p>455651462188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556514635100">
                <text:p>4556514635100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556832312825">
                <text:p>455683231282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556832325785">
                <text:p>455683232578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557134371838">
                <text:p>455713437183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557134384362">
                <text:p>455713438436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4566805693970">
                <text:p>456680569397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4566805702684">
                <text:p>456680570268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4566805705860">
                <text:p>456680570586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567137936675">
                <text:p>456713793667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567137945819">
                <text:p>456713794581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567137950346">
                <text:p>456713795034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567482135272">
                <text:p>456748213527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567482143286">
                <text:p>4567482143286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4567482146320">
                <text:p>456748214632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4567823296962">
                <text:p>4567823296962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4567823305060">
                <text:p>4567823305060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4567823308224">
                <text:p>456782330822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568134317516">
                <text:p>4568134317516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4568134328148">
                <text:p>4568134328148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4568486478111">
                <text:p>456848647811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4568486485878">
                <text:p>456848648587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4568486492613">
                <text:p>456848649261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4568814056130">
                <text:p>456881405613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4568814063753">
                <text:p>456881406375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568814069333">
                <text:p>456881406933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569216539013">
                <text:p>4569216539013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569216545985">
                <text:p>456921654598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4569216549111">
                <text:p>4569216549111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569541354598">
                <text:p>4569541354598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4569541362262">
                <text:p>456954136226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4569541365192">
                <text:p>4569541365192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4569893217045">
                <text:p>4569893217045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4569893225019">
                <text:p>456989322501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4575696895935">
                <text:p>4575696895935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4575697998876">
                <text:p>457569799887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4575698003352">
                <text:p>4575698003352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4575698843844">
                <text:p>4575698843844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4575698852148">
                <text:p>4575698852148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4576336142594">
                <text:p>457633614259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4576336151440">
                <text:p>457633615144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4576376552152">
                <text:p>4576376552152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4576376558280">
                <text:p>457637655828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4576419297744">
                <text:p>457641929774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576419304444">
                <text:p>457641930444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4576819672167">
                <text:p>4576819672167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4576819681383">
                <text:p>4576819681383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4577288935698">
                <text:p>4577288935698</text:p>
              </table:table-cell>
              <table:table-cell office:value-type="float" office:value="114">
                <text:p>11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4577288943124">
                <text:p>457728894312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4578937532790">
                <text:p>457893753279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4578944580678">
                <text:p>4578944580678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579017043941">
                <text:p>457901704394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579017054480">
                <text:p>4579017054480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579025400958">
                <text:p>4579025400958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579025408214">
                <text:p>457902540821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579025413576">
                <text:p>457902541357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4579097054070">
                <text:p>457909705407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579097064950">
                <text:p>4579097064950</text:p>
              </table:table-cell>
              <table:table-cell office:value-type="float" office:value="138">
                <text:p>13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579178306721">
                <text:p>4579178306721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4579178316774">
                <text:p>4579178316774</text:p>
              </table:table-cell>
              <table:table-cell office:value-type="float" office:value="117">
                <text:p>1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